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575cm" svg:height="5.727cm" svg:x="4.591cm" svg:y="2.812cm" svg:viewBox="0 0 1576 5728" svg:d="M1412 1c-382 42-982 270-1171 794s-181 931-161 1908-81 2315-80 2982c0 104 711 17 711-234-16-406 44-1462-3-2596s-170-2301 563-2051c137 33 523-845 141-803z">
          <text:p/>
        </draw:path>
        <draw:path draw:style-name="gr2" draw:text-style-name="P1" draw:layer="layout" svg:width="1.05cm" svg:height="2.077cm" draw:transform="rotate (-1.55247036964896) translate (5.782947549907cm 4.4132782647298cm)" svg:viewBox="0 0 1051 2078" svg:d="M1050 1915c-58-185-272-920-242-1527 1-228-852-645-806-171 44 474 192 1341 262 1680 71 337 827 118 786 18z">
          <text:p/>
        </draw:path>
        <draw:path draw:style-name="gr2" draw:text-style-name="P1" draw:layer="layout" svg:width="0.902cm" svg:height="0.661cm" draw:transform="rotate (-2.15687788961459) translate (6.0234578120657cm 4.5687947751291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6.4959911071038cm 2.95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5.4259911071038cm 8.25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skewX (0.00122173047639599) rotate (-2.1556561591382) translate (4.4664573185943cm 4.8384624998279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5:28.833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